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 need to initialize a git repository so that you can start using version control. You can't do any commits if you haven't initialized a git repository. </text:p>
      <text:p text:style-name="Standard">I think the staging area offers some more control. For instance, if you want to update the CSS because you've fixed it, but you're still working on something in the html, then the staging area is handy, because you can have a solid, finished commit, even if youre not finished with whatever html you were do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8M13S</meta:editing-duration>
    <meta:editing-cycles>5</meta:editing-cycles>
    <meta:generator>OpenOffice/4.1.1$Win32 OpenOffice.org_project/411m6$Build-9775</meta:generator>
    <dc:date>2014-12-25T11:15:38.04</dc:date>
    <meta:document-statistic meta:table-count="0" meta:image-count="0" meta:object-count="0" meta:page-count="1" meta:paragraph-count="2" meta:word-count="83" meta:character-count="467"/>
    <meta:user-defined meta:name="Info 1"/>
    <meta:user-defined meta:name="Info 2"/>
    <meta:user-defined meta:name="Info 3"/>
    <meta:user-defined meta:name="Info 4"/>
  </office:meta>
</office:document-meta>
</file>